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531140295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1">Adding of files to the repository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Show the former versions of a file (=&gt; create a temp file for binaries like OO.org)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miting of files to the master branch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4-12T20:02:45</dc:date>
    <meta:editing-duration>PT00H22M57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1" meta:paragraph-count="25" meta:word-count="119" meta:character-count="537"/>
  </office:meta>
</office:document-meta>
</file>